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line-break/><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line-break/></text:span><text:span text:style-name="T7">Spelaren</text:span><text:span text:style-name="T6"><text:line-break/>AF1.1 – Starta spelet<text:line-break/>AF1.2 – Intervjua Actors<text:line-break/>AF1.3 – Söka ledtrådar<text:line-break/>AF1.3.2 – Använda Blippern<text:line-break/>AF1.4 – Anteckna<text:line-break/>AF1.4.2- Ta bort Anteckningar<text:line-break/>AF1.5 – Påverka Actors humör<text:line-break/>AF1.6 – Navigera på "Spelplanen"<text:line-break/>AF1.7 – Anklaga mördaren<text:line-break/>AF1.8 – Spelarens tidspoäng tar slut<text:line-break/>AF1.9 – Spelaren kan "rota"</text:span><text:span text:style-name="T3"><text:line-break/><text:line-break/></text:span><text:span text:style-name="T4">Baskrav</text:span><text:span text:style-name="T3">:<text:line-break/></text:span><text:span text:style-name="T6">BK1. -Stora delar i spelet ska genereras på nytt varje gång man påbörjar ett nytt spel.<text:line-break/>BK2. -Spelaren ska kunna navigera med hjälp av mus genom huset <text:line-break/>BK3. -Spelaren ska kunna föra anteckningar direkt i spelet<text:line-break/>BK4. -Spelaren ska kunna interagera med "Actors" i spelet</text:span><text:span text:style-name="T3"><text:line-break/><text:line-break/></text:span><text:line-break/><text:span text:style-name="T4">Användningsfall förklaring</text:span>:<text:line-break/><text:line-break/><text:span text:style-name="T7">AF1.1 – Starta spelet</text:span><text:span text:style-name="T6"><text:line-break/>När användaren besöker sidan som har spelet så startas spelet automatiskt. Från en meny får man 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oft-page-break/><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igenom, att rota igenom något kostar tidspoäng och är inte något man bör göra utan att ta det i åtanke. Genom att rota kan man få tillgång till vissa ledtrådar.</text:span></text:p>
      <text:p text:style-name="P4"><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8M49S</meta:editing-duration>
    <meta:editing-cycles>58</meta:editing-cycles>
    <meta:generator>OpenOffice.org/3.4.1$Win32 OpenOffice.org_project/341m1$Build-9593</meta:generator>
    <dc:date>2014-04-14T13:59:05.36</dc:date>
    <meta:document-statistic meta:table-count="1" meta:image-count="0" meta:object-count="0" meta:page-count="3" meta:paragraph-count="14" meta:word-count="722" meta:character-count="4325"/>
    <meta:user-defined meta:name="Info 1"/>
    <meta:user-defined meta:name="Info 2"/>
    <meta:user-defined meta:name="Info 3"/>
    <meta:user-defined meta:name="Info 4"/>
  </office:meta>
</office:document-meta>
</file>